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31.2mm"/>
    </style:style>
    <style:style style:name="co3" style:family="table-column">
      <style:table-column-properties fo:break-before="auto" style:column-width="20.51mm"/>
    </style:style>
    <style:style style:name="co4" style:family="table-column">
      <style:table-column-properties fo:break-before="auto" style:column-width="29.4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MD angle droit 5326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019" table:default-cell-style-name="ce1"/>
        <table:table-row table:style-name="ro1">
          <table:table-cell office:value-type="string" calcext:value-type="string">
            <text:p>Nb broches</text:p>
          </table:table-cell>
          <table:table-cell table:style-name="ce2" office:value-type="string" calcext:value-type="string">
            <text:p>A</text:p>
            <text:p>Entraxe pads elec</text:p>
          </table:table-cell>
          <table:table-cell office:value-type="string" calcext:value-type="string">
            <text:p>Pos X</text:p>
            <text:p>Pads meca</text:p>
          </table:table-cell>
          <table:table-cell office:value-type="string" calcext:value-type="string">
            <text:p>Pos X CourtYard</text:p>
            <text:p>Pads meca</text:p>
          </table:table-cell>
          <table:table-cell office:value-type="string" calcext:value-type="string">
            <text:p>Pos X CourtYard</text:p>
            <text:p>Pads elec</text:p>
          </table:table-cell>
          <table:table-cell office:value-type="string" calcext:value-type="string">
            <text:p>pos X</text:p>
            <text:p>Pin 1</text:p>
          </table:table-cell>
          <table:table-cell office:value-type="string" calcext:value-type="string">
            <text:p>pos XPin 2</text:p>
          </table:table-cell>
          <table:table-cell office:value-type="string" calcext:value-type="string">
            <text:p>pos XPin 3</text:p>
          </table:table-cell>
          <table:table-cell office:value-type="string" calcext:value-type="string">
            <text:p>pos XPin 4</text:p>
          </table:table-cell>
          <table:table-cell office:value-type="string" calcext:value-type="string">
            <text:p>pos XPin 5</text:p>
          </table:table-cell>
          <table:table-cell office:value-type="string" calcext:value-type="string">
            <text:p>pos XPin 6</text:p>
          </table:table-cell>
          <table:table-cell office:value-type="string" calcext:value-type="string">
            <text:p>pos XPin 7</text:p>
          </table:table-cell>
          <table:table-cell office:value-type="string" calcext:value-type="string">
            <text:p>pos XPin 8</text:p>
          </table:table-cell>
          <table:table-cell office:value-type="string" calcext:value-type="string">
            <text:p>pos XPin 9</text:p>
          </table:table-cell>
          <table:table-cell office:value-type="string" calcext:value-type="string">
            <text:p>pos XPin 10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table:formula="of:=([.A2]-1)*1.25" office:value-type="float" office:value="1.25" calcext:value-type="float">
            <text:p>1,25</text:p>
          </table:table-cell>
          <table:table-cell table:formula="of:=([.B2]+5.1)/2" office:value-type="float" office:value="3.175" calcext:value-type="float">
            <text:p>3,175</text:p>
          </table:table-cell>
          <table:table-cell table:formula="of:=([.B2]+7.7)/2" office:value-type="float" office:value="4.475" calcext:value-type="float">
            <text:p>4,475</text:p>
          </table:table-cell>
          <table:table-cell table:formula="of:=([.B2]+1.3)/2" office:value-type="float" office:value="1.275" calcext:value-type="float">
            <text:p>1,275</text:p>
          </table:table-cell>
          <table:table-cell table:formula="of:=-(([.A2]-1)*1.25)/2" office:value-type="float" office:value="-0.625" calcext:value-type="float">
            <text:p>-0,625</text:p>
          </table:table-cell>
          <table:table-cell table:formula="of:=[.F2]+1.25" office:value-type="float" office:value="0.625" calcext:value-type="float">
            <text:p>0,625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table:formula="of:=([.A3]-1)*1.25" office:value-type="float" office:value="2.5" calcext:value-type="float">
            <text:p>2,5</text:p>
          </table:table-cell>
          <table:table-cell table:formula="of:=([.B3]+5.1)/2" office:value-type="float" office:value="3.8" calcext:value-type="float">
            <text:p>3,8</text:p>
          </table:table-cell>
          <table:table-cell table:formula="of:=([.B3]+7.7)/2" office:value-type="float" office:value="5.1" calcext:value-type="float">
            <text:p>5,1</text:p>
          </table:table-cell>
          <table:table-cell table:formula="of:=([.B3]+1.3)/2" office:value-type="float" office:value="1.9" calcext:value-type="float">
            <text:p>1,9</text:p>
          </table:table-cell>
          <table:table-cell table:formula="of:=-(([.A3]-1)*1.25)/2" office:value-type="float" office:value="-1.25" calcext:value-type="float">
            <text:p>-1,25</text:p>
          </table:table-cell>
          <table:table-cell table:formula="of:=[.F3]+1.25" office:value-type="float" office:value="0" calcext:value-type="float">
            <text:p>0</text:p>
          </table:table-cell>
          <table:table-cell table:formula="of:=[.G3]+1.25" office:value-type="float" office:value="1.25" calcext:value-type="float">
            <text:p>1,25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table:formula="of:=([.A4]-1)*1.25" office:value-type="float" office:value="3.75" calcext:value-type="float">
            <text:p>3,75</text:p>
          </table:table-cell>
          <table:table-cell table:formula="of:=([.B4]+5.1)/2" office:value-type="float" office:value="4.425" calcext:value-type="float">
            <text:p>4,425</text:p>
          </table:table-cell>
          <table:table-cell table:formula="of:=([.B4]+7.7)/2" office:value-type="float" office:value="5.725" calcext:value-type="float">
            <text:p>5,725</text:p>
          </table:table-cell>
          <table:table-cell table:formula="of:=([.B4]+1.3)/2" office:value-type="float" office:value="2.525" calcext:value-type="float">
            <text:p>2,525</text:p>
          </table:table-cell>
          <table:table-cell table:formula="of:=-(([.A4]-1)*1.25)/2" office:value-type="float" office:value="-1.875" calcext:value-type="float">
            <text:p>-1,875</text:p>
          </table:table-cell>
          <table:table-cell table:formula="of:=[.F4]+1.25" office:value-type="float" office:value="-0.625" calcext:value-type="float">
            <text:p>-0,625</text:p>
          </table:table-cell>
          <table:table-cell table:formula="of:=[.G4]+1.25" office:value-type="float" office:value="0.625" calcext:value-type="float">
            <text:p>0,625</text:p>
          </table:table-cell>
          <table:table-cell table:formula="of:=[.H4]+1.25" office:value-type="float" office:value="1.875" calcext:value-type="float">
            <text:p>1,875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table:formula="of:=([.A5]-1)*1.25" office:value-type="float" office:value="5" calcext:value-type="float">
            <text:p>5</text:p>
          </table:table-cell>
          <table:table-cell table:formula="of:=([.B5]+5.1)/2" office:value-type="float" office:value="5.05" calcext:value-type="float">
            <text:p>5,05</text:p>
          </table:table-cell>
          <table:table-cell table:formula="of:=([.B5]+7.7)/2" office:value-type="float" office:value="6.35" calcext:value-type="float">
            <text:p>6,35</text:p>
          </table:table-cell>
          <table:table-cell table:formula="of:=([.B5]+1.3)/2" office:value-type="float" office:value="3.15" calcext:value-type="float">
            <text:p>3,15</text:p>
          </table:table-cell>
          <table:table-cell table:formula="of:=-(([.A5]-1)*1.25)/2" office:value-type="float" office:value="-2.5" calcext:value-type="float">
            <text:p>-2,5</text:p>
          </table:table-cell>
          <table:table-cell table:formula="of:=[.F5]+1.25" office:value-type="float" office:value="-1.25" calcext:value-type="float">
            <text:p>-1,25</text:p>
          </table:table-cell>
          <table:table-cell table:formula="of:=[.G5]+1.25" office:value-type="float" office:value="0" calcext:value-type="float">
            <text:p>0</text:p>
          </table:table-cell>
          <table:table-cell table:formula="of:=[.H5]+1.25" office:value-type="float" office:value="1.25" calcext:value-type="float">
            <text:p>1,25</text:p>
          </table:table-cell>
          <table:table-cell table:formula="of:=[.I5]+1.25" office:value-type="float" office:value="2.5" calcext:value-type="float">
            <text:p>2,5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table:formula="of:=([.A6]-1)*1.25" office:value-type="float" office:value="6.25" calcext:value-type="float">
            <text:p>6,25</text:p>
          </table:table-cell>
          <table:table-cell table:formula="of:=([.B6]+5.1)/2" office:value-type="float" office:value="5.675" calcext:value-type="float">
            <text:p>5,675</text:p>
          </table:table-cell>
          <table:table-cell table:formula="of:=([.B6]+7.7)/2" office:value-type="float" office:value="6.975" calcext:value-type="float">
            <text:p>6,975</text:p>
          </table:table-cell>
          <table:table-cell table:formula="of:=([.B6]+1.3)/2" office:value-type="float" office:value="3.775" calcext:value-type="float">
            <text:p>3,775</text:p>
          </table:table-cell>
          <table:table-cell table:formula="of:=-(([.A6]-1)*1.25)/2" office:value-type="float" office:value="-3.125" calcext:value-type="float">
            <text:p>-3,125</text:p>
          </table:table-cell>
          <table:table-cell table:formula="of:=[.F6]+1.25" office:value-type="float" office:value="-1.875" calcext:value-type="float">
            <text:p>-1,875</text:p>
          </table:table-cell>
          <table:table-cell table:formula="of:=[.G6]+1.25" office:value-type="float" office:value="-0.625" calcext:value-type="float">
            <text:p>-0,625</text:p>
          </table:table-cell>
          <table:table-cell table:formula="of:=[.H6]+1.25" office:value-type="float" office:value="0.625" calcext:value-type="float">
            <text:p>0,625</text:p>
          </table:table-cell>
          <table:table-cell table:formula="of:=[.I6]+1.25" office:value-type="float" office:value="1.875" calcext:value-type="float">
            <text:p>1,875</text:p>
          </table:table-cell>
          <table:table-cell table:formula="of:=[.J6]+1.25" office:value-type="float" office:value="3.125" calcext:value-type="float">
            <text:p>3,125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table:formula="of:=([.A7]-1)*1.25" office:value-type="float" office:value="7.5" calcext:value-type="float">
            <text:p>7,5</text:p>
          </table:table-cell>
          <table:table-cell table:formula="of:=([.B7]+5.1)/2" office:value-type="float" office:value="6.3" calcext:value-type="float">
            <text:p>6,3</text:p>
          </table:table-cell>
          <table:table-cell table:formula="of:=([.B7]+7.7)/2" office:value-type="float" office:value="7.6" calcext:value-type="float">
            <text:p>7,6</text:p>
          </table:table-cell>
          <table:table-cell table:formula="of:=([.B7]+1.3)/2" office:value-type="float" office:value="4.4" calcext:value-type="float">
            <text:p>4,4</text:p>
          </table:table-cell>
          <table:table-cell table:formula="of:=-(([.A7]-1)*1.25)/2" office:value-type="float" office:value="-3.75" calcext:value-type="float">
            <text:p>-3,75</text:p>
          </table:table-cell>
          <table:table-cell table:formula="of:=[.F7]+1.25" office:value-type="float" office:value="-2.5" calcext:value-type="float">
            <text:p>-2,5</text:p>
          </table:table-cell>
          <table:table-cell table:formula="of:=[.G7]+1.25" office:value-type="float" office:value="-1.25" calcext:value-type="float">
            <text:p>-1,25</text:p>
          </table:table-cell>
          <table:table-cell table:formula="of:=[.H7]+1.25" office:value-type="float" office:value="0" calcext:value-type="float">
            <text:p>0</text:p>
          </table:table-cell>
          <table:table-cell table:formula="of:=[.I7]+1.25" office:value-type="float" office:value="1.25" calcext:value-type="float">
            <text:p>1,25</text:p>
          </table:table-cell>
          <table:table-cell table:formula="of:=[.J7]+1.25" office:value-type="float" office:value="2.5" calcext:value-type="float">
            <text:p>2,5</text:p>
          </table:table-cell>
          <table:table-cell table:formula="of:=[.K7]+1.25" office:value-type="float" office:value="3.75" calcext:value-type="float">
            <text:p>3,75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table:formula="of:=([.A8]-1)*1.25" office:value-type="float" office:value="8.75" calcext:value-type="float">
            <text:p>8,75</text:p>
          </table:table-cell>
          <table:table-cell table:formula="of:=([.B8]+5.1)/2" office:value-type="float" office:value="6.925" calcext:value-type="float">
            <text:p>6,925</text:p>
          </table:table-cell>
          <table:table-cell table:formula="of:=([.B8]+7.7)/2" office:value-type="float" office:value="8.225" calcext:value-type="float">
            <text:p>8,225</text:p>
          </table:table-cell>
          <table:table-cell table:formula="of:=([.B8]+1.3)/2" office:value-type="float" office:value="5.025" calcext:value-type="float">
            <text:p>5,025</text:p>
          </table:table-cell>
          <table:table-cell table:formula="of:=-(([.A8]-1)*1.25)/2" office:value-type="float" office:value="-4.375" calcext:value-type="float">
            <text:p>-4,375</text:p>
          </table:table-cell>
          <table:table-cell table:formula="of:=[.F8]+1.25" office:value-type="float" office:value="-3.125" calcext:value-type="float">
            <text:p>-3,125</text:p>
          </table:table-cell>
          <table:table-cell table:formula="of:=[.G8]+1.25" office:value-type="float" office:value="-1.875" calcext:value-type="float">
            <text:p>-1,875</text:p>
          </table:table-cell>
          <table:table-cell table:formula="of:=[.H8]+1.25" office:value-type="float" office:value="-0.625" calcext:value-type="float">
            <text:p>-0,625</text:p>
          </table:table-cell>
          <table:table-cell table:formula="of:=[.I8]+1.25" office:value-type="float" office:value="0.625" calcext:value-type="float">
            <text:p>0,625</text:p>
          </table:table-cell>
          <table:table-cell table:formula="of:=[.J8]+1.25" office:value-type="float" office:value="1.875" calcext:value-type="float">
            <text:p>1,875</text:p>
          </table:table-cell>
          <table:table-cell table:formula="of:=[.K8]+1.25" office:value-type="float" office:value="3.125" calcext:value-type="float">
            <text:p>3,125</text:p>
          </table:table-cell>
          <table:table-cell table:formula="of:=[.L8]+1.25" office:value-type="float" office:value="4.375" calcext:value-type="float">
            <text:p>4,375</text:p>
          </table:table-cell>
          <table:table-cell table:number-columns-repeated="10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table:formula="of:=([.A9]-1)*1.25" office:value-type="float" office:value="10" calcext:value-type="float">
            <text:p>10</text:p>
          </table:table-cell>
          <table:table-cell table:formula="of:=([.B9]+5.1)/2" office:value-type="float" office:value="7.55" calcext:value-type="float">
            <text:p>7,55</text:p>
          </table:table-cell>
          <table:table-cell table:formula="of:=([.B9]+7.7)/2" office:value-type="float" office:value="8.85" calcext:value-type="float">
            <text:p>8,85</text:p>
          </table:table-cell>
          <table:table-cell table:formula="of:=([.B9]+1.3)/2" office:value-type="float" office:value="5.65" calcext:value-type="float">
            <text:p>5,65</text:p>
          </table:table-cell>
          <table:table-cell table:formula="of:=-(([.A9]-1)*1.25)/2" office:value-type="float" office:value="-5" calcext:value-type="float">
            <text:p>-5</text:p>
          </table:table-cell>
          <table:table-cell table:formula="of:=[.F9]+1.25" office:value-type="float" office:value="-3.75" calcext:value-type="float">
            <text:p>-3,75</text:p>
          </table:table-cell>
          <table:table-cell table:formula="of:=[.G9]+1.25" office:value-type="float" office:value="-2.5" calcext:value-type="float">
            <text:p>-2,5</text:p>
          </table:table-cell>
          <table:table-cell table:formula="of:=[.H9]+1.25" office:value-type="float" office:value="-1.25" calcext:value-type="float">
            <text:p>-1,25</text:p>
          </table:table-cell>
          <table:table-cell table:formula="of:=[.I9]+1.25" office:value-type="float" office:value="0" calcext:value-type="float">
            <text:p>0</text:p>
          </table:table-cell>
          <table:table-cell table:formula="of:=[.J9]+1.25" office:value-type="float" office:value="1.25" calcext:value-type="float">
            <text:p>1,25</text:p>
          </table:table-cell>
          <table:table-cell table:formula="of:=[.K9]+1.25" office:value-type="float" office:value="2.5" calcext:value-type="float">
            <text:p>2,5</text:p>
          </table:table-cell>
          <table:table-cell table:formula="of:=[.L9]+1.25" office:value-type="float" office:value="3.75" calcext:value-type="float">
            <text:p>3,75</text:p>
          </table:table-cell>
          <table:table-cell table:formula="of:=[.M9]+1.25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table:formula="of:=([.A10]-1)*1.25" office:value-type="float" office:value="11.25" calcext:value-type="float">
            <text:p>11,25</text:p>
          </table:table-cell>
          <table:table-cell table:formula="of:=([.B10]+5.1)/2" office:value-type="float" office:value="8.175" calcext:value-type="float">
            <text:p>8,175</text:p>
          </table:table-cell>
          <table:table-cell table:formula="of:=([.B10]+7.7)/2" office:value-type="float" office:value="9.475" calcext:value-type="float">
            <text:p>9,475</text:p>
          </table:table-cell>
          <table:table-cell table:formula="of:=([.B10]+1.3)/2" office:value-type="float" office:value="6.275" calcext:value-type="float">
            <text:p>6,275</text:p>
          </table:table-cell>
          <table:table-cell table:formula="of:=-(([.A10]-1)*1.25)/2" office:value-type="float" office:value="-5.625" calcext:value-type="float">
            <text:p>-5,625</text:p>
          </table:table-cell>
          <table:table-cell table:formula="of:=[.F10]+1.25" office:value-type="float" office:value="-4.375" calcext:value-type="float">
            <text:p>-4,375</text:p>
          </table:table-cell>
          <table:table-cell table:formula="of:=[.G10]+1.25" office:value-type="float" office:value="-3.125" calcext:value-type="float">
            <text:p>-3,125</text:p>
          </table:table-cell>
          <table:table-cell table:formula="of:=[.H10]+1.25" office:value-type="float" office:value="-1.875" calcext:value-type="float">
            <text:p>-1,875</text:p>
          </table:table-cell>
          <table:table-cell table:formula="of:=[.I10]+1.25" office:value-type="float" office:value="-0.625" calcext:value-type="float">
            <text:p>-0,625</text:p>
          </table:table-cell>
          <table:table-cell table:formula="of:=[.J10]+1.25" office:value-type="float" office:value="0.625" calcext:value-type="float">
            <text:p>0,625</text:p>
          </table:table-cell>
          <table:table-cell table:formula="of:=[.K10]+1.25" office:value-type="float" office:value="1.875" calcext:value-type="float">
            <text:p>1,875</text:p>
          </table:table-cell>
          <table:table-cell table:formula="of:=[.L10]+1.25" office:value-type="float" office:value="3.125" calcext:value-type="float">
            <text:p>3,125</text:p>
          </table:table-cell>
          <table:table-cell table:formula="of:=[.M10]+1.25" office:value-type="float" office:value="4.375" calcext:value-type="float">
            <text:p>4,375</text:p>
          </table:table-cell>
          <table:table-cell table:formula="of:=[.N10]+1.25" office:value-type="float" office:value="5.625" calcext:value-type="float">
            <text:p>5,625</text:p>
          </table:table-cell>
          <table:table-cell table:number-columns-repeated="100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Pos Y+ pads meca</text:p>
          </table:table-cell>
          <table:table-cell office:value-type="float" office:value="1.45" calcext:value-type="float">
            <text:p>1,4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 Y- pads Elec</text:p>
          </table:table-cell>
          <table:table-cell office:value-type="float" office:value="-1.45" calcext:value-type="float">
            <text:p>-1,4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rtYard boitier Y+</text:p>
          </table:table-cell>
          <table:table-cell office:value-type="float" office:value="3.8" calcext:value-type="float">
            <text:p>3,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rtYard boitier Y-</text:p>
          </table:table-cell>
          <table:table-cell office:value-type="float" office:value="-0.9" calcext:value-type="float">
            <text:p>-0,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rtYard pads elec Y-</text:p>
          </table:table-cell>
          <table:table-cell office:value-type="float" office:value="-2.5" calcext:value-type="float">
            <text:p>-2,5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MD vertical 5339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019" table:default-cell-style-name="ce1"/>
        <table:table-row table:style-name="ro1">
          <table:table-cell office:value-type="string" calcext:value-type="string">
            <text:p>Nb broches</text:p>
          </table:table-cell>
          <table:table-cell table:style-name="ce2" office:value-type="string" calcext:value-type="string">
            <text:p>A</text:p>
            <text:p>Entraxe pads elec</text:p>
          </table:table-cell>
          <table:table-cell office:value-type="string" calcext:value-type="string">
            <text:p>Pos X</text:p>
            <text:p>Pads meca</text:p>
          </table:table-cell>
          <table:table-cell office:value-type="string" calcext:value-type="string">
            <text:p>Pos X CourtYard</text:p>
            <text:p>Pads meca</text:p>
          </table:table-cell>
          <table:table-cell office:value-type="string" calcext:value-type="string">
            <text:p>Pos X CourtYard</text:p>
            <text:p>Pads elec</text:p>
          </table:table-cell>
          <table:table-cell office:value-type="string" calcext:value-type="string">
            <text:p>pos X</text:p>
            <text:p>Pin 1</text:p>
          </table:table-cell>
          <table:table-cell office:value-type="string" calcext:value-type="string">
            <text:p>pos XPin 2</text:p>
          </table:table-cell>
          <table:table-cell office:value-type="string" calcext:value-type="string">
            <text:p>pos XPin 3</text:p>
          </table:table-cell>
          <table:table-cell office:value-type="string" calcext:value-type="string">
            <text:p>pos XPin 4</text:p>
          </table:table-cell>
          <table:table-cell office:value-type="string" calcext:value-type="string">
            <text:p>pos XPin 5</text:p>
          </table:table-cell>
          <table:table-cell office:value-type="string" calcext:value-type="string">
            <text:p>pos XPin 6</text:p>
          </table:table-cell>
          <table:table-cell office:value-type="string" calcext:value-type="string">
            <text:p>pos XPin 7</text:p>
          </table:table-cell>
          <table:table-cell office:value-type="string" calcext:value-type="string">
            <text:p>pos XPin 8</text:p>
          </table:table-cell>
          <table:table-cell office:value-type="string" calcext:value-type="string">
            <text:p>pos XPin 9</text:p>
          </table:table-cell>
          <table:table-cell office:value-type="string" calcext:value-type="string">
            <text:p>pos XPin 10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table:formula="of:=([.A2]-1)*1.25" office:value-type="float" office:value="1.25" calcext:value-type="float">
            <text:p>1,25</text:p>
          </table:table-cell>
          <table:table-cell table:style-name="ce5" table:formula="of:=([.B2]+5.1)/2" office:value-type="float" office:value="3.175" calcext:value-type="float">
            <text:p>3,175</text:p>
          </table:table-cell>
          <table:table-cell table:style-name="ce5" table:formula="of:=([.B2]+7.7)/2" office:value-type="float" office:value="4.475" calcext:value-type="float">
            <text:p>4,475</text:p>
          </table:table-cell>
          <table:table-cell table:style-name="ce5" table:formula="of:=([.B2]+1.3)/2" office:value-type="float" office:value="1.275" calcext:value-type="float">
            <text:p>1,275</text:p>
          </table:table-cell>
          <table:table-cell table:style-name="ce5" table:formula="of:=-(([.A2]-1)*1.25)/2" office:value-type="float" office:value="-0.625" calcext:value-type="float">
            <text:p>-0,625</text:p>
          </table:table-cell>
          <table:table-cell table:style-name="ce5" table:formula="of:=[.F2]+1.25" office:value-type="float" office:value="0.625" calcext:value-type="float">
            <text:p>0,625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table:formula="of:=([.A3]-1)*1.25" office:value-type="float" office:value="2.5" calcext:value-type="float">
            <text:p>2,5</text:p>
          </table:table-cell>
          <table:table-cell table:formula="of:=([.B3]+5.1)/2" office:value-type="float" office:value="3.8" calcext:value-type="float">
            <text:p>3,8</text:p>
          </table:table-cell>
          <table:table-cell table:formula="of:=([.B3]+7.7)/2" office:value-type="float" office:value="5.1" calcext:value-type="float">
            <text:p>5,1</text:p>
          </table:table-cell>
          <table:table-cell table:formula="of:=([.B3]+1.3)/2" office:value-type="float" office:value="1.9" calcext:value-type="float">
            <text:p>1,9</text:p>
          </table:table-cell>
          <table:table-cell table:formula="of:=-(([.A3]-1)*1.25)/2" office:value-type="float" office:value="-1.25" calcext:value-type="float">
            <text:p>-1,25</text:p>
          </table:table-cell>
          <table:table-cell table:formula="of:=[.F3]+1.25" office:value-type="float" office:value="0" calcext:value-type="float">
            <text:p>0</text:p>
          </table:table-cell>
          <table:table-cell table:formula="of:=[.G3]+1.25" office:value-type="float" office:value="1.25" calcext:value-type="float">
            <text:p>1,25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table:formula="of:=([.A4]-1)*1.25" office:value-type="float" office:value="3.75" calcext:value-type="float">
            <text:p>3,75</text:p>
          </table:table-cell>
          <table:table-cell table:formula="of:=([.B4]+5.1)/2" office:value-type="float" office:value="4.425" calcext:value-type="float">
            <text:p>4,425</text:p>
          </table:table-cell>
          <table:table-cell table:formula="of:=([.B4]+7.7)/2" office:value-type="float" office:value="5.725" calcext:value-type="float">
            <text:p>5,725</text:p>
          </table:table-cell>
          <table:table-cell table:formula="of:=([.B4]+1.3)/2" office:value-type="float" office:value="2.525" calcext:value-type="float">
            <text:p>2,525</text:p>
          </table:table-cell>
          <table:table-cell table:formula="of:=-(([.A4]-1)*1.25)/2" office:value-type="float" office:value="-1.875" calcext:value-type="float">
            <text:p>-1,875</text:p>
          </table:table-cell>
          <table:table-cell table:formula="of:=[.F4]+1.25" office:value-type="float" office:value="-0.625" calcext:value-type="float">
            <text:p>-0,625</text:p>
          </table:table-cell>
          <table:table-cell table:formula="of:=[.G4]+1.25" office:value-type="float" office:value="0.625" calcext:value-type="float">
            <text:p>0,625</text:p>
          </table:table-cell>
          <table:table-cell table:formula="of:=[.H4]+1.25" office:value-type="float" office:value="1.875" calcext:value-type="float">
            <text:p>1,875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table:formula="of:=([.A5]-1)*1.25" office:value-type="float" office:value="5" calcext:value-type="float">
            <text:p>5</text:p>
          </table:table-cell>
          <table:table-cell table:formula="of:=([.B5]+5.1)/2" office:value-type="float" office:value="5.05" calcext:value-type="float">
            <text:p>5,05</text:p>
          </table:table-cell>
          <table:table-cell table:formula="of:=([.B5]+7.7)/2" office:value-type="float" office:value="6.35" calcext:value-type="float">
            <text:p>6,35</text:p>
          </table:table-cell>
          <table:table-cell table:formula="of:=([.B5]+1.3)/2" office:value-type="float" office:value="3.15" calcext:value-type="float">
            <text:p>3,15</text:p>
          </table:table-cell>
          <table:table-cell table:formula="of:=-(([.A5]-1)*1.25)/2" office:value-type="float" office:value="-2.5" calcext:value-type="float">
            <text:p>-2,5</text:p>
          </table:table-cell>
          <table:table-cell table:formula="of:=[.F5]+1.25" office:value-type="float" office:value="-1.25" calcext:value-type="float">
            <text:p>-1,25</text:p>
          </table:table-cell>
          <table:table-cell table:formula="of:=[.G5]+1.25" office:value-type="float" office:value="0" calcext:value-type="float">
            <text:p>0</text:p>
          </table:table-cell>
          <table:table-cell table:formula="of:=[.H5]+1.25" office:value-type="float" office:value="1.25" calcext:value-type="float">
            <text:p>1,25</text:p>
          </table:table-cell>
          <table:table-cell table:formula="of:=[.I5]+1.25" office:value-type="float" office:value="2.5" calcext:value-type="float">
            <text:p>2,5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table:formula="of:=([.A6]-1)*1.25" office:value-type="float" office:value="6.25" calcext:value-type="float">
            <text:p>6,25</text:p>
          </table:table-cell>
          <table:table-cell table:formula="of:=([.B6]+5.1)/2" office:value-type="float" office:value="5.675" calcext:value-type="float">
            <text:p>5,675</text:p>
          </table:table-cell>
          <table:table-cell table:formula="of:=([.B6]+7.7)/2" office:value-type="float" office:value="6.975" calcext:value-type="float">
            <text:p>6,975</text:p>
          </table:table-cell>
          <table:table-cell table:formula="of:=([.B6]+1.3)/2" office:value-type="float" office:value="3.775" calcext:value-type="float">
            <text:p>3,775</text:p>
          </table:table-cell>
          <table:table-cell table:formula="of:=-(([.A6]-1)*1.25)/2" office:value-type="float" office:value="-3.125" calcext:value-type="float">
            <text:p>-3,125</text:p>
          </table:table-cell>
          <table:table-cell table:formula="of:=[.F6]+1.25" office:value-type="float" office:value="-1.875" calcext:value-type="float">
            <text:p>-1,875</text:p>
          </table:table-cell>
          <table:table-cell table:formula="of:=[.G6]+1.25" office:value-type="float" office:value="-0.625" calcext:value-type="float">
            <text:p>-0,625</text:p>
          </table:table-cell>
          <table:table-cell table:formula="of:=[.H6]+1.25" office:value-type="float" office:value="0.625" calcext:value-type="float">
            <text:p>0,625</text:p>
          </table:table-cell>
          <table:table-cell table:formula="of:=[.I6]+1.25" office:value-type="float" office:value="1.875" calcext:value-type="float">
            <text:p>1,875</text:p>
          </table:table-cell>
          <table:table-cell table:formula="of:=[.J6]+1.25" office:value-type="float" office:value="3.125" calcext:value-type="float">
            <text:p>3,125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table:formula="of:=([.A7]-1)*1.25" office:value-type="float" office:value="7.5" calcext:value-type="float">
            <text:p>7,5</text:p>
          </table:table-cell>
          <table:table-cell table:formula="of:=([.B7]+5.1)/2" office:value-type="float" office:value="6.3" calcext:value-type="float">
            <text:p>6,3</text:p>
          </table:table-cell>
          <table:table-cell table:formula="of:=([.B7]+7.7)/2" office:value-type="float" office:value="7.6" calcext:value-type="float">
            <text:p>7,6</text:p>
          </table:table-cell>
          <table:table-cell table:formula="of:=([.B7]+1.3)/2" office:value-type="float" office:value="4.4" calcext:value-type="float">
            <text:p>4,4</text:p>
          </table:table-cell>
          <table:table-cell table:formula="of:=-(([.A7]-1)*1.25)/2" office:value-type="float" office:value="-3.75" calcext:value-type="float">
            <text:p>-3,75</text:p>
          </table:table-cell>
          <table:table-cell table:formula="of:=[.F7]+1.25" office:value-type="float" office:value="-2.5" calcext:value-type="float">
            <text:p>-2,5</text:p>
          </table:table-cell>
          <table:table-cell table:formula="of:=[.G7]+1.25" office:value-type="float" office:value="-1.25" calcext:value-type="float">
            <text:p>-1,25</text:p>
          </table:table-cell>
          <table:table-cell table:formula="of:=[.H7]+1.25" office:value-type="float" office:value="0" calcext:value-type="float">
            <text:p>0</text:p>
          </table:table-cell>
          <table:table-cell table:formula="of:=[.I7]+1.25" office:value-type="float" office:value="1.25" calcext:value-type="float">
            <text:p>1,25</text:p>
          </table:table-cell>
          <table:table-cell table:formula="of:=[.J7]+1.25" office:value-type="float" office:value="2.5" calcext:value-type="float">
            <text:p>2,5</text:p>
          </table:table-cell>
          <table:table-cell table:formula="of:=[.K7]+1.25" office:value-type="float" office:value="3.75" calcext:value-type="float">
            <text:p>3,75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table:formula="of:=([.A8]-1)*1.25" office:value-type="float" office:value="8.75" calcext:value-type="float">
            <text:p>8,75</text:p>
          </table:table-cell>
          <table:table-cell table:formula="of:=([.B8]+5.1)/2" office:value-type="float" office:value="6.925" calcext:value-type="float">
            <text:p>6,925</text:p>
          </table:table-cell>
          <table:table-cell table:formula="of:=([.B8]+7.7)/2" office:value-type="float" office:value="8.225" calcext:value-type="float">
            <text:p>8,225</text:p>
          </table:table-cell>
          <table:table-cell table:formula="of:=([.B8]+1.3)/2" office:value-type="float" office:value="5.025" calcext:value-type="float">
            <text:p>5,025</text:p>
          </table:table-cell>
          <table:table-cell table:formula="of:=-(([.A8]-1)*1.25)/2" office:value-type="float" office:value="-4.375" calcext:value-type="float">
            <text:p>-4,375</text:p>
          </table:table-cell>
          <table:table-cell table:formula="of:=[.F8]+1.25" office:value-type="float" office:value="-3.125" calcext:value-type="float">
            <text:p>-3,125</text:p>
          </table:table-cell>
          <table:table-cell table:formula="of:=[.G8]+1.25" office:value-type="float" office:value="-1.875" calcext:value-type="float">
            <text:p>-1,875</text:p>
          </table:table-cell>
          <table:table-cell table:formula="of:=[.H8]+1.25" office:value-type="float" office:value="-0.625" calcext:value-type="float">
            <text:p>-0,625</text:p>
          </table:table-cell>
          <table:table-cell table:formula="of:=[.I8]+1.25" office:value-type="float" office:value="0.625" calcext:value-type="float">
            <text:p>0,625</text:p>
          </table:table-cell>
          <table:table-cell table:formula="of:=[.J8]+1.25" office:value-type="float" office:value="1.875" calcext:value-type="float">
            <text:p>1,875</text:p>
          </table:table-cell>
          <table:table-cell table:formula="of:=[.K8]+1.25" office:value-type="float" office:value="3.125" calcext:value-type="float">
            <text:p>3,125</text:p>
          </table:table-cell>
          <table:table-cell table:formula="of:=[.L8]+1.25" office:value-type="float" office:value="4.375" calcext:value-type="float">
            <text:p>4,375</text:p>
          </table:table-cell>
          <table:table-cell table:number-columns-repeated="10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table:formula="of:=([.A9]-1)*1.25" office:value-type="float" office:value="10" calcext:value-type="float">
            <text:p>10</text:p>
          </table:table-cell>
          <table:table-cell table:formula="of:=([.B9]+5.1)/2" office:value-type="float" office:value="7.55" calcext:value-type="float">
            <text:p>7,55</text:p>
          </table:table-cell>
          <table:table-cell table:formula="of:=([.B9]+7.7)/2" office:value-type="float" office:value="8.85" calcext:value-type="float">
            <text:p>8,85</text:p>
          </table:table-cell>
          <table:table-cell table:formula="of:=([.B9]+1.3)/2" office:value-type="float" office:value="5.65" calcext:value-type="float">
            <text:p>5,65</text:p>
          </table:table-cell>
          <table:table-cell table:formula="of:=-(([.A9]-1)*1.25)/2" office:value-type="float" office:value="-5" calcext:value-type="float">
            <text:p>-5</text:p>
          </table:table-cell>
          <table:table-cell table:formula="of:=[.F9]+1.25" office:value-type="float" office:value="-3.75" calcext:value-type="float">
            <text:p>-3,75</text:p>
          </table:table-cell>
          <table:table-cell table:formula="of:=[.G9]+1.25" office:value-type="float" office:value="-2.5" calcext:value-type="float">
            <text:p>-2,5</text:p>
          </table:table-cell>
          <table:table-cell table:formula="of:=[.H9]+1.25" office:value-type="float" office:value="-1.25" calcext:value-type="float">
            <text:p>-1,25</text:p>
          </table:table-cell>
          <table:table-cell table:formula="of:=[.I9]+1.25" office:value-type="float" office:value="0" calcext:value-type="float">
            <text:p>0</text:p>
          </table:table-cell>
          <table:table-cell table:formula="of:=[.J9]+1.25" office:value-type="float" office:value="1.25" calcext:value-type="float">
            <text:p>1,25</text:p>
          </table:table-cell>
          <table:table-cell table:formula="of:=[.K9]+1.25" office:value-type="float" office:value="2.5" calcext:value-type="float">
            <text:p>2,5</text:p>
          </table:table-cell>
          <table:table-cell table:formula="of:=[.L9]+1.25" office:value-type="float" office:value="3.75" calcext:value-type="float">
            <text:p>3,75</text:p>
          </table:table-cell>
          <table:table-cell table:formula="of:=[.M9]+1.25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table:formula="of:=([.A10]-1)*1.25" office:value-type="float" office:value="11.25" calcext:value-type="float">
            <text:p>11,25</text:p>
          </table:table-cell>
          <table:table-cell table:formula="of:=([.B10]+5.1)/2" office:value-type="float" office:value="8.175" calcext:value-type="float">
            <text:p>8,175</text:p>
          </table:table-cell>
          <table:table-cell table:formula="of:=([.B10]+7.7)/2" office:value-type="float" office:value="9.475" calcext:value-type="float">
            <text:p>9,475</text:p>
          </table:table-cell>
          <table:table-cell table:formula="of:=([.B10]+1.3)/2" office:value-type="float" office:value="6.275" calcext:value-type="float">
            <text:p>6,275</text:p>
          </table:table-cell>
          <table:table-cell table:formula="of:=-(([.A10]-1)*1.25)/2" office:value-type="float" office:value="-5.625" calcext:value-type="float">
            <text:p>-5,625</text:p>
          </table:table-cell>
          <table:table-cell table:formula="of:=[.F10]+1.25" office:value-type="float" office:value="-4.375" calcext:value-type="float">
            <text:p>-4,375</text:p>
          </table:table-cell>
          <table:table-cell table:formula="of:=[.G10]+1.25" office:value-type="float" office:value="-3.125" calcext:value-type="float">
            <text:p>-3,125</text:p>
          </table:table-cell>
          <table:table-cell table:formula="of:=[.H10]+1.25" office:value-type="float" office:value="-1.875" calcext:value-type="float">
            <text:p>-1,875</text:p>
          </table:table-cell>
          <table:table-cell table:formula="of:=[.I10]+1.25" office:value-type="float" office:value="-0.625" calcext:value-type="float">
            <text:p>-0,625</text:p>
          </table:table-cell>
          <table:table-cell table:formula="of:=[.J10]+1.25" office:value-type="float" office:value="0.625" calcext:value-type="float">
            <text:p>0,625</text:p>
          </table:table-cell>
          <table:table-cell table:formula="of:=[.K10]+1.25" office:value-type="float" office:value="1.875" calcext:value-type="float">
            <text:p>1,875</text:p>
          </table:table-cell>
          <table:table-cell table:formula="of:=[.L10]+1.25" office:value-type="float" office:value="3.125" calcext:value-type="float">
            <text:p>3,125</text:p>
          </table:table-cell>
          <table:table-cell table:formula="of:=[.M10]+1.25" office:value-type="float" office:value="4.375" calcext:value-type="float">
            <text:p>4,375</text:p>
          </table:table-cell>
          <table:table-cell table:formula="of:=[.N10]+1.25" office:value-type="float" office:value="5.625" calcext:value-type="float">
            <text:p>5,625</text:p>
          </table:table-cell>
          <table:table-cell table:number-columns-repeated="100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Pos Y+ pads meca</text:p>
          </table:table-cell>
          <table:table-cell office:value-type="float" office:value="1.375" calcext:value-type="float">
            <text:p>1,37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 Y- pads Elec</text:p>
          </table:table-cell>
          <table:table-cell office:value-type="float" office:value="-1.375" calcext:value-type="float">
            <text:p>-1,37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rtYard boitier Y+</text:p>
          </table:table-cell>
          <table:table-cell table:formula="of:=[.B14]+1.5+0.25" office:value-type="float" office:value="3.125" calcext:value-type="float">
            <text:p>3,12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rtYard boitier Y-</text:p>
          </table:table-cell>
          <table:table-cell table:formula="of:=-1.225-0.25" office:value-type="float" office:value="-1.475" calcext:value-type="float">
            <text:p>-1,47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rtYard pads elec Y-</text:p>
          </table:table-cell>
          <table:table-cell table:formula="of:=[.B15]-0.65-0.25" office:value-type="float" office:value="-2.275" calcext:value-type="float">
            <text:p>-2,275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 style:data-style-name="N2" text:time-value="08:46:27.9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7:31:17.129000000</meta:creation-date>
    <meta:generator>LibreOffice/5.4.5.1$Windows_X86_64 LibreOffice_project/79c9829dd5d8054ec39a82dc51cd9eff340dbee8</meta:generator>
    <dc:date>2019-01-06T15:39:17.762000000</dc:date>
    <meta:editing-duration>PT6H33M37S</meta:editing-duration>
    <meta:editing-cycles>10</meta:editing-cycles>
    <meta:document-statistic meta:table-count="2" meta:cell-count="248" meta:object-count="0"/>
  </office:meta>
</office:document-meta>
</file>